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5" style:family="paragraph" style:parent-style-name="Preformatted_20_Text">
      <style:paragraph-properties fo:margin-left="0in" fo:margin-right="0in" fo:text-align="center" style:justify-single-word="false" fo:orphans="2" fo:widows="2" fo:text-indent="0in" style:auto-text-indent="false"/>
      <style:text-properties fo:font-weight="bold" style:font-weight-asian="bold" style:font-weight-complex="bold"/>
    </style:style>
    <style:style style:name="P6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fo:font-style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Jack Straw – Weir/Hunter</text:span></text:p>
      <text:p text:style-name="P4"><text:span text:style-name="T4"/></text:p>
      <text:p text:style-name="P4"><text:span text:style-name="T4">E Esus4 E <text:s text:c="7"/></text:span></text:p>
      <text:p text:style-name="P3"><text:span text:style-name="T4">Intro <text:s text:c="2"/></text:span></text:p>
      <text:p text:style-name="P1">e-----------------------11h12----11--9------------------0---0---0--- <text:s/></text:p>
      <text:p text:style-name="P1">B--9--10------9h10--12------------------12--9-----------0---0---0--- <text:s/></text:p>
      <text:p text:style-name="P1">G---------11-----------------------------------11--9\1--1---2---1---</text:p>
      <text:p text:style-name="P1">D-------------------------------------------------------2---2---2--- </text:p>
      <text:p text:style-name="P1">A-------------------------------------------------------2---2---2--- </text:p>
      <text:p text:style-name="P1">E-------------------------------------------------------0---0---0--- </text:p>
      <text:p text:style-name="P3"/>
      <text:p text:style-name="P1">E <text:s text:c="15"/>F#m <text:s text:c="22"/>C#m <text:s text:c="2"/>A <text:s text:c="4"/></text:p>
      <text:p text:style-name="P1">We can share the women, we can share the wine.</text:p>
      <text:p text:style-name="P1">E <text:s text:c="16"/>Bm <text:s text:c="7"/>D <text:s text:c="14"/>A <text:s text:c="17"/>E <text:s text:c="3"/>G#m D A</text:p>
      <text:p text:style-name="P1">We can share what we got of yours 'cause we done shared all of mine.</text:p>
      <text:p text:style-name="P1">E <text:s text:c="15"/>F#m <text:s text:c="12"/>C#m <text:s text:c="2"/>A <text:s text:c="20"/></text:p>
      <text:p text:style-name="P1">Keep on rollin', just a mile to go;</text:p>
      <text:p text:style-name="P1">E <text:s text:c="14"/>Bm <text:s text:c="4"/>D <text:s text:c="12"/>A <text:s text:c="14"/>E <text:s text:c="5"/>B <text:s/>A <text:s/>E</text:p>
      <text:p text:style-name="P1">Keep on rollin' my old buddy, you're movin' much too slow.</text:p>
      <text:p text:style-name="P3"/>
      <text:p text:style-name="P1">E7sus4 020200 <text:s text:c="7"/>E7 020100 <text:s text:c="2"/>E7sus <text:s text:c="12"/>E7</text:p>
      <text:p text:style-name="P1">I just jumped the watchman, right outside the fence.</text:p>
      <text:p text:style-name="P1">E7sus4 <text:s text:c="14"/>E7 <text:s text:c="14"/>E7sus4 <text:s text:c="11"/>E7</text:p>
      <text:p text:style-name="P1">Took his rings, four bucks in change, ain't that Heaven sent?</text:p>
      <text:p text:style-name="P1">F#7sus4 242422 <text:s text:c="5"/>F#7 242322 <text:s text:c="8"/>F#7sus4 <text:s text:c="9"/>F#7</text:p>
      <text:p text:style-name="P1">Hurts my ears to listen, Shannon, burns my eyes to see;</text:p>
      <text:p text:style-name="P1">F#7sus4 <text:s text:c="10"/>F#7 <text:s text:c="17"/>F#7sus4 <text:s text:c="11"/>D <text:s text:c="2"/>Bm A E</text:p>
      <text:p text:style-name="P1">Cut down a man in cold blood, Shannon, might as well been me.</text:p>
      <text:p text:style-name="P3"/>
      <text:p text:style-name="P1">D <text:s text:c="9"/>Bm <text:s text:c="6"/>A <text:s text:c="22"/>E </text:p>
      <text:p text:style-name="P1">We used to play for silver, now we play for life;</text:p>
      <text:p text:style-name="P1">D <text:s text:c="12"/>Bm <text:s text:c="7"/>A <text:s text:c="32"/>E</text:p>
      <text:p text:style-name="P1">And one's for sport and one's for blood at the point of a knife.</text:p>
      <text:p text:style-name="P1">D <text:s text:c="10"/>Bm <text:s text:c="4"/>A <text:s text:c="23"/>E</text:p>
      <text:p text:style-name="P1">And now the die is shaken, now the die must fall.</text:p>
      <text:p text:style-name="P1">D <text:s text:c="12"/>Bm <text:s text:c="4"/>A <text:s text:c="11"/>E <text:s text:c="21"/>A</text:p>
      <text:p text:style-name="P1">There ain't a winner in the game, who don't go home with all.</text:p>
      <text:p text:style-name="P2"><text:s text:c="9"/><text:span text:style-name="T1">D <text:s text:c="5"/>G <text:s text:c="4"/>D <text:s text:c="4"/>G <text:s/>(s.n. BASS <text:s/>G F# F E)</text:span></text:p>
      <text:p text:style-name="P1">Not with all.</text:p>
      <text:p text:style-name="P3"/>
      <text:p text:style-name="P1">Leavin' Texas, Fourth day of July,</text:p>
      <text:p text:style-name="P1">Sun so hot, the clouds so low, eagles filled the sky</text:p>
      <text:p text:style-name="P1">Catch the Detroit ... Lightnin' out of Sante Fe,</text:p>
      <text:p text:style-name="P1">The Great Northern out of Cheyenne, from sea to shining sea.</text:p>
      <text:p text:style-name="P3"/>
      <text:p text:style-name="P1">Gotta go to Tulsa, first train we can ride.</text:p>
      <text:p text:style-name="P1">Gotta settle one old score, one small point of pride.</text:p>
      <text:p text:style-name="P1">There ain't a place a man can hide, Shannon, keep him from the sun</text:p>
      <text:p text:style-name="P1">Ain't a bed can give us rest man, you keep us on the run.</text:p>
      <text:p text:style-name="P3"/>
      <text:p text:style-name="P1">Jack Straw from Wichita cut his buddy down,</text:p>
      <text:p text:style-name="P1">And dug for him a shallow grave and laid his body down.</text:p>
      <text:p text:style-name="P1">Half a mile from Tucson, by the morning light,</text:p>
      <text:p text:style-name="P1">One man gone and another to go, my old buddy you're moving too slow.</text:p>
      <text:p text:style-name="P3"/>
      <text:p text:style-name="P1">E <text:s text:c="15"/>F#m <text:s text:c="22"/>C#m <text:s/>A <text:s text:c="2"/>E</text:p>
      <text:p text:style-name="P6">We can share the women, we can share the win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2T14:31:20</meta:creation-date>
    <meta:document-statistic meta:table-count="0" meta:image-count="0" meta:object-count="0" meta:page-count="1" meta:paragraph-count="49" meta:word-count="400" meta:character-count="2616" meta:non-whitespace-character-count="1715"/>
    <dc:date>2013-01-12T14:33:30</dc:date>
    <meta:editing-duration>PT2M10S</meta:editing-duration>
    <meta:editing-cycles>1</meta:editing-cycles>
    <meta:generator>LibreOffice/3.4$Unix LibreOffice_project/340m1$Build-302</meta:generator>
  </office:meta>
</office:document-meta>
</file>